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3">
            <text:p>Severnaya_Zemlya-3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5120.0">
            <text:p>5120.0</text:p>
          </table:table-cell>
          <table:table-cell office:value-type="float" office:value="680.0">
            <text:p>680.0</text:p>
          </table:table-cell>
          <table:table-cell office:value-type="string" office:value="Feldspar fine-silt fraction">
            <text:p>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KIA-6086">
            <text:p>KIA-6086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6020.0">
            <text:p>6020.0</text:p>
          </table:table-cell>
          <table:table-cell office:value-type="float" office:value="100.0">
            <text:p>100.0</text:p>
          </table:table-cell>
          <table:table-cell office:value-type="string" office:value="Insect remains">
            <text:p>Insec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665">
            <text:p>LU-665</text:p>
          </table:table-cell>
          <table:table-cell office:value-type="float" office:value="79.17">
            <text:p>79.17</text:p>
          </table:table-cell>
          <table:table-cell office:value-type="float" office:value="95.35">
            <text:p>95.35</text:p>
          </table:table-cell>
          <table:table-cell office:value-type="float" office:value="9982.99">
            <text:p>9982.99</text:p>
          </table:table-cell>
          <table:table-cell office:value-type="float" office:value="155.34">
            <text:p>155.34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3.5">
            <text:p>33.5</text:p>
          </table:table-cell>
          <table:table-cell office:value-type="float" office:value="5.09657728284385">
            <text:p>5.09657728284385</text:p>
          </table:table-cell>
          <table:table-cell office:value-type="float" office:value="5.09657728284385">
            <text:p>5.09657728284385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069">
            <text:p>LU-1069</text:p>
          </table:table-cell>
          <table:table-cell office:value-type="float" office:value="80.94">
            <text:p>80.94</text:p>
          </table:table-cell>
          <table:table-cell office:value-type="float" office:value="93.58">
            <text:p>93.58</text:p>
          </table:table-cell>
          <table:table-cell office:value-type="float" office:value="20383.24">
            <text:p>20383.24</text:p>
          </table:table-cell>
          <table:table-cell office:value-type="float" office:value="267.82">
            <text:p>267.82</text:p>
          </table:table-cell>
          <table:table-cell office:value-type="string" office:value="shells">
            <text:p>shel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123">
            <text:p>LU-1123</text:p>
          </table:table-cell>
          <table:table-cell office:value-type="float" office:value="79.52">
            <text:p>79.52</text:p>
          </table:table-cell>
          <table:table-cell office:value-type="float" office:value="94.19">
            <text:p>94.19</text:p>
          </table:table-cell>
          <table:table-cell office:value-type="float" office:value="3432.99">
            <text:p>3432.99</text:p>
          </table:table-cell>
          <table:table-cell office:value-type="float" office:value="149.1">
            <text:p>149.1</text:p>
          </table:table-cell>
          <table:table-cell office:value-type="string" office:value="plant debris, alluvial-marine terrace">
            <text:p>plant debris, alluvial-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5.508638670306849">
            <text:p>5.508638670306849</text:p>
          </table:table-cell>
          <table:table-cell office:value-type="float" office:value="5.508638670306849">
            <text:p>5.508638670306849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125">
            <text:p>LU-1125</text:p>
          </table:table-cell>
          <table:table-cell office:value-type="float" office:value="79.52">
            <text:p>79.52</text:p>
          </table:table-cell>
          <table:table-cell office:value-type="float" office:value="94.19">
            <text:p>94.19</text:p>
          </table:table-cell>
          <table:table-cell office:value-type="float" office:value="3312.99">
            <text:p>3312.99</text:p>
          </table:table-cell>
          <table:table-cell office:value-type="float" office:value="176.15">
            <text:p>176.15</text:p>
          </table:table-cell>
          <table:table-cell office:value-type="string" office:value="plant debris, aluvial terrace">
            <text:p>plant debris, aluvial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5.3132217156824915">
            <text:p>5.3132217156824915</text:p>
          </table:table-cell>
          <table:table-cell office:value-type="float" office:value="5.3132217156824915">
            <text:p>5.3132217156824915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LU-1161">
            <text:p>LU-1161</text:p>
          </table:table-cell>
          <table:table-cell office:value-type="float" office:value="79.18">
            <text:p>79.18</text:p>
          </table:table-cell>
          <table:table-cell office:value-type="float" office:value="95.56">
            <text:p>95.56</text:p>
          </table:table-cell>
          <table:table-cell office:value-type="float" office:value="10132.99">
            <text:p>10132.99</text:p>
          </table:table-cell>
          <table:table-cell office:value-type="float" office:value="155.34">
            <text:p>155.34</text:p>
          </table:table-cell>
          <table:table-cell office:value-type="string" office:value="cross-laminated sand">
            <text:p>cross-laminated 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5.096449842782718">
            <text:p>5.096449842782718</text:p>
          </table:table-cell>
          <table:table-cell office:value-type="float" office:value="5.096383521674953">
            <text:p>5.096383521674953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Erl-1230">
            <text:p>Erl-1230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9253.0">
            <text:p>9253.0</text:p>
          </table:table-cell>
          <table:table-cell office:value-type="float" office:value="120.41">
            <text:p>120.41</text:p>
          </table:table-cell>
          <table:table-cell office:value-type="string" office:value="humic acids">
            <text:p>humic aci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Erl-1158">
            <text:p>Erl-1158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10922.0">
            <text:p>10922.0</text:p>
          </table:table-cell>
          <table:table-cell office:value-type="float" office:value="178.77">
            <text:p>178.77</text:p>
          </table:table-cell>
          <table:table-cell office:value-type="string" office:value="Humic acid">
            <text:p>Humic aci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radiocarbon">
            <text:p>radiocarbon</text:p>
          </table:table-cell>
          <table:table-cell office:value-type="string" office:value="Erl-1151">
            <text:p>Erl-1151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8189.0">
            <text:p>8189.0</text:p>
          </table:table-cell>
          <table:table-cell office:value-type="float" office:value="363.26">
            <text:p>363.26</text:p>
          </table:table-cell>
          <table:table-cell office:value-type="string" office:value="Humic acids">
            <text:p>Humic aci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Pot99-29">
            <text:p>Pot99-29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19200.0">
            <text:p>19200.0</text:p>
          </table:table-cell>
          <table:table-cell office:value-type="float" office:value="1300.0">
            <text:p>1300.0</text:p>
          </table:table-cell>
          <table:table-cell office:value-type="string" office:value="saline marine clays, feldspar fine-silt fraction">
            <text:p>saline marine clays, 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2.5124689052802225">
            <text:p>2.5124689052802225</text:p>
          </table:table-cell>
          <table:table-cell office:value-type="float" office:value="2.5124689052802225">
            <text:p>2.512468905280222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4">
            <text:p>Severnaya_Zemlya-4</text:p>
          </table:table-cell>
          <table:table-cell office:value-type="float" office:value="79.18">
            <text:p>79.18</text:p>
          </table:table-cell>
          <table:table-cell office:value-type="float" office:value="95.56">
            <text:p>95.56</text:p>
          </table:table-cell>
          <table:table-cell office:value-type="float" office:value="5810.0">
            <text:p>5810.0</text:p>
          </table:table-cell>
          <table:table-cell office:value-type="float" office:value="3410.0">
            <text:p>3410.0</text:p>
          </table:table-cell>
          <table:table-cell office:value-type="string" office:value="peat">
            <text:p>peat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5">
            <text:p>6.5</text:p>
          </table:table-cell>
          <table:table-cell office:value-type="float" office:value="5.09878416879946">
            <text:p>5.09878416879946</text:p>
          </table:table-cell>
          <table:table-cell office:value-type="float" office:value="5.09878416879946">
            <text:p>5.09878416879946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Pot99-30">
            <text:p>Pot99-30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20500.0">
            <text:p>20500.0</text:p>
          </table:table-cell>
          <table:table-cell office:value-type="float" office:value="910.0">
            <text:p>910.0</text:p>
          </table:table-cell>
          <table:table-cell office:value-type="string" office:value="saline marine clays, feldspar fine-silt fraction">
            <text:p>saline marine clays, 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2.8136034119967936">
            <text:p>2.8136034119967936</text:p>
          </table:table-cell>
          <table:table-cell office:value-type="float" office:value="2.808487137232428">
            <text:p>2.808487137232428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ESR">
            <text:p>ESR</text:p>
          </table:table-cell>
          <table:table-cell office:value-type="string" office:value="Severnaya_Zemlya-5">
            <text:p>Severnaya_Zemlya-5</text:p>
          </table:table-cell>
          <table:table-cell office:value-type="float" office:value="80.55">
            <text:p>80.55</text:p>
          </table:table-cell>
          <table:table-cell office:value-type="float" office:value="95.42">
            <text:p>95.42</text:p>
          </table:table-cell>
          <table:table-cell office:value-type="float" office:value="23000.0">
            <text:p>23000.0</text:p>
          </table:table-cell>
          <table:table-cell office:value-type="float" office:value="2000.0">
            <text:p>2000.0</text:p>
          </table:table-cell>
          <table:table-cell office:value-type="string" office:value="shell">
            <text:p>shell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5.190134873006674">
            <text:p>5.190134873006674</text:p>
          </table:table-cell>
          <table:table-cell office:value-type="float" office:value="5.190134873006674">
            <text:p>5.190134873006674</text:p>
          </table:table-cell>
          <table:table-cell office:value-type="string" office:value="BolshiyanovMakeev1995,BaranskayaEtal2018">
            <text:p>BolshiyanovMakeev1995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1">
            <text:p>Severnaya_Zemlya-1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4030.0">
            <text:p>4030.0</text:p>
          </table:table-cell>
          <table:table-cell office:value-type="float" office:value="420.0">
            <text:p>420.0</text:p>
          </table:table-cell>
          <table:table-cell office:value-type="string" office:value="Feldspar fine-silt fraction">
            <text:p>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  <table:table-row>
          <table:table-cell office:value-type="string" office:value="Severnaya_Zemlya">
            <text:p>Severnaya_Zemlya</text:p>
          </table:table-cell>
          <table:table-cell office:value-type="string" office:value="OSL">
            <text:p>OSL</text:p>
          </table:table-cell>
          <table:table-cell office:value-type="string" office:value="Severnaya_Zemlya-2">
            <text:p>Severnaya_Zemlya-2</text:p>
          </table:table-cell>
          <table:table-cell office:value-type="float" office:value="79.17">
            <text:p>79.17</text:p>
          </table:table-cell>
          <table:table-cell office:value-type="float" office:value="95.44">
            <text:p>95.44</text:p>
          </table:table-cell>
          <table:table-cell office:value-type="float" office:value="4400.0">
            <text:p>4400.0</text:p>
          </table:table-cell>
          <table:table-cell office:value-type="float" office:value="380.0">
            <text:p>380.0</text:p>
          </table:table-cell>
          <table:table-cell office:value-type="string" office:value="Feldspar fine-silt fraction">
            <text:p>Feldspar fine-silt fraction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05">
            <text:p>5.80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aabEtal2003,BaranskayaEtal2018">
            <text:p>RaabEtal200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